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Write 5 volnurability analy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eckS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safeguards and che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me.in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key.pr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reconnec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clean prints and l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server parall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send re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file chuncking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registration verifi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table:style-name="Default" office:value-type="string" calcext:value-type="string">
            <text:p>seperating into function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lient</text:p>
          </table:table-cell>
        </table:table-row>
      </table:table>
      <table:named-expressions/>
      <table:database-ranges>
        <table:database-range table:name="__Anonymous_Sheet_DB__0" table:target-range-address="Sheet1.A1:Sheet1.C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52:54.570207945</meta:creation-date>
    <dc:date>2024-03-22T23:45:39.838502175</dc:date>
    <meta:editing-duration>PT3M13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